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style:text-underline-style="none" style:font-name-asian="Times New Roman1" style:font-name-complex="Times New Roman1"/>
    </style:style>
    <style:style style:name="P2" style:family="paragraph" style:parent-style-name="Standard">
      <style:text-properties style:text-underline-style="none"/>
    </style:style>
    <style:style style:name="P3" style:family="paragraph" style:parent-style-name="Standard">
      <style:text-properties style:text-position="0% 100%" style:font-name="Times New Roman" style:text-underline-style="none" style:font-name-asian="Times New Roman1" style:font-name-complex="Times New Roman1"/>
    </style:style>
    <style:style style:name="P4" style:family="paragraph" style:parent-style-name="Standard">
      <style:text-properties style:font-name="Times New Roman" style:text-underline-style="none"/>
    </style:style>
    <style:style style:name="P5" style:family="paragraph" style:parent-style-name="Standard">
      <style:text-properties style:font-name="Times New Roman" style:text-underline-style="none" style:font-name-asian="Times New Roman1" style:font-name-complex="Times New Roman1"/>
    </style:style>
    <style:style style:name="P6" style:family="paragraph" style:parent-style-name="Standard">
      <style:text-properties style:font-name="Times New Roman" style:text-underline-style="solid" style:text-underline-width="auto" style:text-underline-color="font-color"/>
    </style:style>
    <style:style style:name="P7" style:family="paragraph" style:parent-style-name="Standard">
      <style:text-properties style:text-position="0% 100%" style:font-name="Times New Roman" style:text-underline-style="none" style:font-name-asian="Times New Roman1" style:font-name-complex="Times New Roman1"/>
    </style:style>
    <style:style style:name="P8" style:family="paragraph" style:parent-style-name="Standard">
      <style:text-properties style:text-position="0% 100%"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9" style:family="paragraph" style:parent-style-name="Standard">
      <style:text-properties style:font-name="Times New Roman" style:text-underline-style="none" style:font-name-asian="Times New Roman1" style:font-name-complex="Times New Roman1"/>
    </style:style>
    <style:style style:name="P10" style:family="paragraph" style:parent-style-name="Standard">
      <style:paragraph-properties fo:margin-left="0cm" fo:margin-right="0cm" fo:text-indent="0cm" style:auto-text-indent="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T1" style:family="text">
      <style:text-properties style:text-position="sub 58%"/>
    </style:style>
    <style:style style:name="T2" style:family="text">
      <style:text-properties style:text-position="sub 58%" style:font-name="Times New Roman1" style:font-name-asian="Times New Roman1" style:font-name-complex="Times New Roman1"/>
    </style:style>
    <style:style style:name="T3" style:family="text">
      <style:text-properties style:text-position="0% 100%"/>
    </style:style>
    <style:style style:name="T4" style:family="text">
      <style:text-properties style:text-position="0% 100%" style:font-name="Times New Roman1" style:font-name-asian="Times New Roman1" style:font-name-complex="Times New Roman1"/>
    </style:style>
    <style:style style:name="T5" style:family="text">
      <style:text-properties style:font-name="Times New Roman1" style:font-name-asian="Times New Roman1" style:font-name-complex="Times New Roman1"/>
    </style:style>
    <style:style style:name="T6" style:family="text">
      <style:text-properties style:font-name-asian="Times New Roman1" style:font-name-complex="Times New Roman1"/>
    </style:style>
    <style:style style:name="T7"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can remove the direct left-recursion using the process as described below:</text:p>
      <text:p text:style-name="P1"/>
      <text:p text:style-name="P1">Let <text:s/>a<text:span text:style-name="T1">1</text:span><text:span text:style-name="T3">,</text:span><text:span text:style-name="T1"> </text:span><text:span text:style-name="T3">a</text:span><text:span text:style-name="T1">2</text:span><text:span text:style-name="T3">,</text:span> <text:span text:style-name="T3">...</text:span> a<text:span text:style-name="T1">n </text:span><text:span text:style-name="T3"><text:s/>and b</text:span><text:span text:style-name="T1">1</text:span><text:span text:style-name="T3">, b</text:span><text:span text:style-name="T1">2</text:span><text:span text:style-name="T3">, … b</text:span><text:span text:style-name="T1">m </text:span><text:span text:style-name="T3"><text:s/>be sequences of terminals and non-terminals where b</text:span><text:span text:style-name="T1">1</text:span><text:span text:style-name="T3">, b</text:span><text:span text:style-name="T1">2</text:span><text:span text:style-name="T3">, … b</text:span><text:span text:style-name="T1">m </text:span><text:span text:style-name="T3"><text:s/>do not start with the non-terminal A. Then for a production of the form:</text:span></text:p>
      <text:p text:style-name="P1"/>
      <text:p text:style-name="P2"><text:span text:style-name="T5">A =&gt; A a</text:span><text:span text:style-name="T2">1</text:span><text:span text:style-name="T5"> | A a</text:span><text:span text:style-name="T2">2 </text:span><text:span text:style-name="T5">| … | A a</text:span><text:span text:style-name="T2">n</text:span><text:span text:style-name="T5"> | b</text:span><text:span text:style-name="T2">1 </text:span><text:span text:style-name="T5">| b</text:span><text:span text:style-name="T2">2</text:span><text:span text:style-name="T5"> | …| b</text:span><text:span text:style-name="T2">m</text:span></text:p>
      <text:p text:style-name="P1"/>
      <text:p text:style-name="P1">We can change this to:</text:p>
      <text:p text:style-name="P1"/>
      <text:p text:style-name="P2"><text:span text:style-name="T5">A=&gt; b</text:span><text:span text:style-name="T2">1 </text:span><text:span text:style-name="T5">A' | … | b</text:span><text:span text:style-name="T2">m</text:span><text:span text:style-name="T5"> A'</text:span></text:p>
      <text:p text:style-name="P1">A' =&gt; a<text:span text:style-name="T1">1 <text:s/></text:span><text:span text:style-name="T3">A'</text:span><text:span text:style-name="T1"> </text:span>| a<text:span text:style-name="T1">2</text:span> <text:s/>A' | … | a<text:span text:style-name="T1">n</text:span> A' | ε</text:p>
      <text:p text:style-name="P1"/>
      <text:p text:style-name="P1">We can remove the direct right-recursion using the process as described below:</text:p>
      <text:p text:style-name="P1"/>
      <text:p text:style-name="P1">Let <text:s/>a<text:span text:style-name="T1">1</text:span><text:span text:style-name="T3">,</text:span><text:span text:style-name="T1"> </text:span><text:span text:style-name="T3">a</text:span><text:span text:style-name="T1">2</text:span><text:span text:style-name="T3">,</text:span> <text:span text:style-name="T3">...</text:span> a<text:span text:style-name="T1">n </text:span><text:span text:style-name="T3"><text:s/>and b</text:span><text:span text:style-name="T1">1</text:span><text:span text:style-name="T3">, b</text:span><text:span text:style-name="T1">2</text:span><text:span text:style-name="T3">, … b</text:span><text:span text:style-name="T1">m </text:span><text:span text:style-name="T3"><text:s/>be sequences of terminals and non-terminals where b</text:span><text:span text:style-name="T1">1</text:span><text:span text:style-name="T3">, b</text:span><text:span text:style-name="T1">2</text:span><text:span text:style-name="T3">, … b</text:span><text:span text:style-name="T1">m </text:span><text:span text:style-name="T3"><text:s/>do not end with the non-terminal A. Then for a production of the form:</text:span></text:p>
      <text:p text:style-name="P1"/>
      <text:p text:style-name="P2"><text:span text:style-name="T5">A =&gt; a</text:span><text:span text:style-name="T2">1</text:span><text:span text:style-name="T5"> A | a</text:span><text:span text:style-name="T2">2 <text:s/></text:span><text:span text:style-name="T4">A</text:span><text:span text:style-name="T5">| … | a</text:span><text:span text:style-name="T2">n</text:span><text:span text:style-name="T5"> A | b</text:span><text:span text:style-name="T2">1 </text:span><text:span text:style-name="T5">| b</text:span><text:span text:style-name="T2">2</text:span><text:span text:style-name="T5"> | …| b</text:span><text:span text:style-name="T2">m</text:span></text:p>
      <text:p text:style-name="P1"/>
      <text:p text:style-name="P1">We can change this to:</text:p>
      <text:p text:style-name="P1"/>
      <text:p text:style-name="P2"><text:span text:style-name="T5">A=&gt;</text:span><text:span text:style-name="T2"> </text:span><text:span text:style-name="T5">A' b</text:span><text:span text:style-name="T2">1</text:span><text:span text:style-name="T5">| … |</text:span><text:span text:style-name="T5"> A' b</text:span><text:span text:style-name="T2">m</text:span></text:p>
      <text:p text:style-name="P1">A' =&gt; a<text:span text:style-name="T1">1 <text:s/></text:span><text:span text:style-name="T3">A'</text:span><text:span text:style-name="T1"> </text:span>| a<text:span text:style-name="T1">2</text:span> <text:s/>A' | … | a<text:span text:style-name="T1">n</text:span> A' | ε</text:p>
      <text:p text:style-name="P1"/>
      <text:p text:style-name="P1">Right associative:</text:p>
      <text:p text:style-name="P1"/>
      <text:p text:style-name="P1">formula<text:span text:style-name="T1">1</text:span> =&gt; <text:s/>formula<text:span text:style-name="T1">1</text:span> → formula<text:span text:style-name="T1">2</text:span> | formula<text:span text:style-name="T1">1</text:span> ↔ formula<text:span text:style-name="T1">2 </text:span>| formula<text:span text:style-name="T1">2</text:span></text:p>
      <text:p text:style-name="P1">formula<text:span text:style-name="T1">2 </text:span>=&gt; <text:s/>formula<text:span text:style-name="T1">2</text:span> ˄ formula<text:span text:style-name="T1">3</text:span> | formula<text:span text:style-name="T1">2</text:span> ˅ formula<text:span text:style-name="T1">3</text:span> | formula<text:span text:style-name="T1">3</text:span></text:p>
      <text:p text:style-name="P1">formula<text:span text:style-name="T1">3</text:span> =&gt; <text:s/>¬ formula<text:span text:style-name="T1">4</text:span> | formula<text:span text:style-name="T1">4</text:span></text:p>
      <text:p text:style-name="P1">formula<text:span text:style-name="T1">4</text:span> =&gt; <text:s/>Predicate | <text:s/>( formula<text:span text:style-name="T1">1</text:span> )</text:p>
      <text:p text:style-name="P1"/>
      <text:p text:style-name="P1">left factoring:</text:p>
      <text:p text:style-name="P1"/>
      <text:p text:style-name="P1"/>
      <text:p text:style-name="P2"/>
      <text:p text:style-name="P2">formula1 <text:s/>=&gt; formula2 <text:s/>formula1'</text:p>
      <text:p text:style-name="P1">formula1' =&gt; → formula2 formula1' | ↔ formula2 formula1' | ε</text:p>
      <text:p text:style-name="P1">formula2 <text:s/>=&gt; formula3 formula2'</text:p>
      <text:p text:style-name="P1">formula2' =&gt; ˄ formula3 formula2' <text:s/>| ˅ formula3 formula2' | ε</text:p>
      <text:p text:style-name="P1">formula3 =&gt; ¬ <text:s/>formula3' | formula3'</text:p>
      <text:p text:style-name="P1">formula3' <text:s/>=&gt; Predicate | ( formula1 )</text:p>
      <text:p text:style-name="P1"/>
      <text:p text:style-name="P1"/>
      <text:p text:style-name="P1"/>
      <text:p text:style-name="P1">formula<text:span text:style-name="T1">1</text:span> =&gt; <text:s/>formula<text:span text:style-name="T1">2 </text:span><text:span text:style-name="T3">( </text:span>→ formula<text:span text:style-name="T1">2</text:span> | ↔ formula<text:span text:style-name="T1">2 <text:s/></text:span><text:span text:style-name="T3">)* <text:s text:c="2"/></text:span></text:p>
      <text:p text:style-name="P1">formula<text:span text:style-name="T1">2 </text:span>=&gt; <text:s text:c="2"/>formula<text:span text:style-name="T1">3 </text:span><text:span text:style-name="T3">( ˄ </text:span><text:s/>formula<text:span text:style-name="T1">3</text:span> | ˅ formula<text:span text:style-name="T1">3</text:span> )*</text:p>
      <text:p text:style-name="P1">formula<text:span text:style-name="T1">3</text:span> =&gt; <text:s/>¬ formula<text:span text:style-name="T1">4</text:span> | formula<text:span text:style-name="T1">4</text:span></text:p>
      <text:p text:style-name="P1">formula<text:span text:style-name="T1">4</text:span> =&gt; <text:s/>Predicate | <text:s/>( formula<text:span text:style-name="T1">1</text:span> )</text:p>
      <text:p text:style-name="P1"/>
      <text:p text:style-name="P2">formula<text:span text:style-name="T1">1</text:span> <text:s/>=&gt; formula<text:span text:style-name="T1">1</text:span>' formula<text:span text:style-name="T1">2</text:span> </text:p>
      <text:p text:style-name="P1">formula<text:span text:style-name="T1">1</text:span>' =&gt; <text:s/>formula<text:span text:style-name="T1">2 </text:span>→ | <text:s/>formula<text:span text:style-name="T1">2</text:span> <text:s/>↔ <text:s/>| ε</text:p>
      <text:p text:style-name="P1">formula<text:span text:style-name="T1">2</text:span> <text:s/>=&gt; formula<text:span text:style-name="T1">2</text:span>' formula<text:span text:style-name="T1">3</text:span> </text:p>
      <text:p text:style-name="P1"><text:soft-page-break/>formula<text:span text:style-name="T1">2</text:span>' =&gt; formula<text:span text:style-name="T1">3 </text:span>˄ <text:s text:c="2"/>| <text:s/>formula<text:span text:style-name="T1">3</text:span> ˅ | ε</text:p>
      <text:p text:style-name="P1">formula<text:span text:style-name="T1">3</text:span> =&gt; ¬ <text:s/>formula<text:span text:style-name="T1">4</text:span> | formula<text:span text:style-name="T1">4</text:span></text:p>
      <text:p text:style-name="P1">formula<text:span text:style-name="T1">4</text:span> <text:s/>=&gt; Predicate | ( formula<text:span text:style-name="T1">1</text:span> )</text:p>
      <text:p text:style-name="P1"/>
      <text:p text:style-name="P1">This can be expressed more concisely in EBNF as:</text:p>
      <text:p text:style-name="P1"/>
      <text:p text:style-name="P1">formula<text:span text:style-name="T1">1</text:span> =&gt; <text:span text:style-name="T1"><text:s/></text:span><text:span text:style-name="T3">( formula</text:span><text:span text:style-name="T1">2 </text:span>→ | formula<text:span text:style-name="T1">2 </text:span>↔<text:span text:style-name="T1"> <text:s/></text:span><text:span text:style-name="T3">)* <text:s text:c="3"/>formula</text:span><text:span text:style-name="T1">2</text:span></text:p>
      <text:p text:style-name="P1">formula<text:span text:style-name="T1">2 </text:span>=&gt; <text:s text:c="2"/><text:span text:style-name="T3">( formula</text:span><text:span text:style-name="T1">3 </text:span><text:span text:style-name="T3">˄ </text:span><text:s/>| formula<text:span text:style-name="T1">3 </text:span>˅ )* formula<text:span text:style-name="T1">3 </text:span></text:p>
      <text:p text:style-name="P1">formula<text:span text:style-name="T1">3</text:span> =&gt; <text:s/>¬ formula<text:span text:style-name="T1">4</text:span> | formula<text:span text:style-name="T1">4</text:span></text:p>
      <text:p text:style-name="P1">formula<text:span text:style-name="T1">4</text:span> =&gt; <text:s/>Predicate | <text:s/>( formula<text:span text:style-name="T1">1</text:span> )</text:p>
      <text:p text:style-name="P1"/>
      <text:p text:style-name="P1"/>
      <text:p text:style-name="P1"/>
      <text:p text:style-name="P4">A well formed formula of propositional logic, Φ, is defined as follows:</text:p>
      <text:p text:style-name="P4"/>
      <text:p text:style-name="P4">Φ := Predicate | <text:s/><text:span text:style-name="T6">¬ (Φ) | (Φ ˄ Φ) | (Φ ˅ Φ) | (Φ → Φ) | (Φ ↔ Φ) </text:span></text:p>
      <text:p text:style-name="P5"/>
      <text:p text:style-name="P5">Φ := Predicate | <text:s/>¬ (Φ) | (Φ ˄ Φ) | (Φ ˅ Φ) | (Φ → Φ) | (Φ ↔ Φ) | </text:p>
      <text:p text:style-name="P5"/>
      <text:p text:style-name="P5"/>
      <text:p text:style-name="P6"/>
      <text:p text:style-name="P4"><text:span text:style-name="T6">I wanted to allow the user to omit unnecessary brackets by using the precedence rules: ¬</text:span> binds more tightly than <text:span text:style-name="T6">˄</text:span> and <text:span text:style-name="T6">˅</text:span>, and the latter two bind more tightly than <text:span text:style-name="T6">→</text:span> and <text:span text:style-name="T6">↔</text:span>. <text:s/>To do this I added non-terminals so that the grammar reflects the precedence hierarchy. The idea is simply that each sub-formula of an expression cannot contain an operator of lower precedence unless this sub-formula is surrounded by brackets. The modified grammar is as follows:</text:p>
      <text:p text:style-name="P5"/>
      <text:p text:style-name="P5">formula<text:span text:style-name="T1">1</text:span> =&gt; <text:s/>formula<text:span text:style-name="T1">1</text:span> → formula<text:span text:style-name="T1">1</text:span> | formula<text:span text:style-name="T1">1</text:span> ↔ formula<text:span text:style-name="T1">1</text:span> | formula<text:span text:style-name="T1">2</text:span></text:p>
      <text:p text:style-name="P5">formula<text:span text:style-name="T1">2</text:span>=&gt; <text:s/>formula<text:span text:style-name="T1">2</text:span> ˄ formula<text:span text:style-name="T1">2</text:span>| formula<text:span text:style-name="T1">2 </text:span>˅ formula<text:span text:style-name="T1">2</text:span> | formula<text:span text:style-name="T1">3</text:span></text:p>
      <text:p text:style-name="P5">formula<text:span text:style-name="T1">3</text:span> =&gt; <text:s/>¬ formula<text:span text:style-name="T1">4</text:span> | formula<text:span text:style-name="T1">4</text:span></text:p>
      <text:p text:style-name="P5">formula<text:span text:style-name="T1">4</text:span> =&gt; <text:s/>Predicate | <text:s/>( formula<text:span text:style-name="T1">1</text:span> )</text:p>
      <text:p text:style-name="P5"/>
      <text:p text:style-name="P5">The above grammar now takes into account the hierarchy of the operators. This grammar, however, has some drawbacks. The first is that this grammar has left recursive productions for formula<text:span text:style-name="T1">1 </text:span><text:span text:style-name="T3">and formula</text:span><text:span text:style-name="T1">2</text:span>. This is not always a bad thing for a grammar but it does mean that this grammar could not be parsed by an LL(k) parser. The second drawback is that this grammar also has right recursive for productions <text:s/>formula<text:span text:style-name="T1">1 </text:span><text:span text:style-name="T3">and formula</text:span><text:span text:style-name="T1">2 </text:span>resulting in an ambiguous grammar. Take a well formed formula such as P ˄ Q ˄ <text:s/>R, this could be interpreted as either (P ˄ <text:s/>Q) ˄ <text:s/>R or P ˄ <text:s/>(Q ˄ <text:s/>R). </text:p>
      <text:p text:style-name="P5"/>
      <text:p text:style-name="P5">Removing left recursion is simple in this case. For the productions which have left-recursion take the first element on the RHS of the production and change it to the non-terminal which is immediately above it the precedence hierarchy.</text:p>
      <text:p text:style-name="P5"/>
      <text:p text:style-name="P5">So for our grammar this gives us:</text:p>
      <text:p text:style-name="P5"/>
      <text:p text:style-name="P5">formula<text:span text:style-name="T1">1</text:span> =&gt; <text:s/>formula<text:span text:style-name="T1">2 </text:span>→ formula<text:span text:style-name="T1">1</text:span> | formula<text:span text:style-name="T1">2</text:span> ↔ formula<text:span text:style-name="T1">1 </text:span>| formula<text:span text:style-name="T1">2</text:span></text:p>
      <text:p text:style-name="P5">formula<text:span text:style-name="T1">2 </text:span>=&gt; <text:s/>formula<text:span text:style-name="T1">3</text:span> ˄ formula<text:span text:style-name="T1">2</text:span> | formula<text:span text:style-name="T1">3</text:span> ˅ formula<text:span text:style-name="T1">2</text:span> | formula<text:span text:style-name="T1">3</text:span></text:p>
      <text:p text:style-name="P5">formula<text:span text:style-name="T1">3</text:span> =&gt; <text:s/>¬ formula<text:span text:style-name="T1">4</text:span> | formula<text:span text:style-name="T1">4</text:span></text:p>
      <text:p text:style-name="P5">formula<text:span text:style-name="T1">4</text:span> =&gt; <text:s/>Predicate | <text:s/>( formula<text:span text:style-name="T1">1</text:span> )</text:p>
      <text:p text:style-name="P5"/>
      <text:p text:style-name="P5">Now the productions for formula<text:span text:style-name="T1">1 </text:span><text:span text:style-name="T3">and formula</text:span><text:span text:style-name="T1">2 </text:span><text:span text:style-name="T3">are only right recursive so the ambiguity has been removed. The problem now is that the operators → , ↔, ˄ <text:s/>and ˅ are now right associative. So the </text:span><text:soft-page-break/><text:span text:style-name="T3">sentence P ˄ Q ˄ <text:s/>R would be accepted by the parser and interpreted as P ˄ <text:s/>(Q ˄ <text:s/>R), the opposite of what one would expect. <text:s/></text:span></text:p>
      <text:p text:style-name="P3"/>
      <text:p text:style-name="P3">Right recursion could be removed in a similar manner to the way left recursion was removed. This would give us the grammar:</text:p>
      <text:p text:style-name="P3"/>
      <text:p text:style-name="P5"/>
      <text:p text:style-name="P5">formula<text:span text:style-name="T1">1</text:span> =&gt; <text:s/>formula<text:span text:style-name="T1">2 </text:span>→ formula<text:span text:style-name="T1">2</text:span> | formula<text:span text:style-name="T1">2</text:span> ↔ formula<text:span text:style-name="T1">2 </text:span>| formula<text:span text:style-name="T1">2</text:span></text:p>
      <text:p text:style-name="P5">formula<text:span text:style-name="T1">2 </text:span>=&gt; <text:s/>formula<text:span text:style-name="T1">3</text:span> ˄ formula<text:span text:style-name="T1">3</text:span> | formula<text:span text:style-name="T1">3</text:span> ˅ formula<text:span text:style-name="T1">3</text:span> | formula<text:span text:style-name="T1">3</text:span></text:p>
      <text:p text:style-name="P5">formula<text:span text:style-name="T1">3</text:span> =&gt; <text:s/>¬ formula<text:span text:style-name="T1">4</text:span> | formula<text:span text:style-name="T1">4</text:span></text:p>
      <text:p text:style-name="P5"><text:span text:style-name="T3">formula</text:span><text:span text:style-name="T1">4</text:span><text:span text:style-name="T3"> =&gt; <text:s/>Predicate | <text:s/>( formula</text:span><text:span text:style-name="T1">1</text:span><text:span text:style-name="T3"> )</text:span></text:p>
      <text:p text:style-name="P3"/>
      <text:p text:style-name="P3">This, however, changes the language accepted by the grammar. The operators → , ↔, ˄ <text:s/>and ˅ have become non-associative so sentences of the form P op Q op R are no longer accepted, brackets would have to be used within this sentence to make it acceptable by this grammar. </text:p>
      <text:p text:style-name="P3"/>
      <text:p text:style-name="P5"><text:span text:style-name="T3">Since all productions for formula</text:span><text:span text:style-name="T1">1 </text:span><text:span text:style-name="T3">and formula</text:span><text:span text:style-name="T1">2</text:span><text:span text:style-name="T3"> all start with the same symbol then we can factor these productions to get </text:span></text:p>
      <text:p text:style-name="P3"/>
      <text:p text:style-name="P4">formula1 <text:s/>=&gt; formula2 <text:s/>formula1'</text:p>
      <text:p text:style-name="P5">formula1' =&gt; → formula2 formula1' | ↔ formula2 formula1' | ε</text:p>
      <text:p text:style-name="P5">formula2 <text:s/>=&gt; formula3 formula2'</text:p>
      <text:p text:style-name="P5">formula2' =&gt; ˄ formula3 formula2' <text:s/>| ˅ formula3 formula2' | ε</text:p>
      <text:p text:style-name="P5">formula3 =&gt; ¬ <text:s/>formula3' | formula3'</text:p>
      <text:p text:style-name="P3">formula3' <text:s/>=&gt; Predicate | ( formula1 )</text:p>
      <text:p text:style-name="P3"/>
      <text:p text:style-name="P3"/>
      <text:p text:style-name="P3">I will need to create a parser to decide whether a sentence given by the user is the language of well formed formulas. There are two main types of parsing: top-down and bottom-up. <text:s/></text:p>
      <text:p text:style-name="P3"/>
      <text:p text:style-name="P3">To create an abstract syntax tree I have used the Javacc pre-processor JJTree. JJTree allows the user to add annotations alongside productions in the grammar which one run through JJTree will insert code that will generate an abstract syntax tree during parsing. </text:p>
      <text:p text:style-name="P3"/>
      <text:p text:style-name="P3">I added annotations such that a node will be created each time the parser encounters the terminals ¬ <text:s/>or Predicate. For the terminals → , ↔, ˄ <text:s/>and ˅ a node will only be created after the following non terminal has been fully expanded; the two most recent nodes are then assigned as the children of this node. This forces the left associativity that we desire.</text:p>
      <text:p text:style-name="P3"/>
      <text:p text:style-name="P4">formula1 <text:s/>=&gt; formula2 <text:s/>formula1'</text:p>
      <text:p text:style-name="P5">formula1' =&gt; → formula2 formula1' | ↔ formula2 formula1' | ε</text:p>
      <text:p text:style-name="P5">formula2 <text:s/>=&gt; formula3 formula2'</text:p>
      <text:p text:style-name="P5">formula2' =&gt; ˄ formula3 formula2' <text:s/>| ˅ formula3 formula2' | ε</text:p>
      <text:p text:style-name="P5">formula3 =&gt; ¬ <text:s/>formula3' | formula3'</text:p>
      <text:p text:style-name="P3">formula3' <text:s/>=&gt; Predicate | ( formula1 )</text:p>
      <text:p text:style-name="P5"><text:span text:style-name="T3"/></text:p>
      <text:p text:style-name="P3"><text:s/><text:span text:style-name="T7">\noindent FIRST($\phi_1$) = \{Predicate, (, $\lnot, \forall, \exists$, Var\}\\</text:span></text:p>
      <text:p text:style-name="P10">FIRST($\phi_1'$) = \{$\Rightarrow, \Leftrightarrow, \epsilon$\}\\</text:p>
      <text:p text:style-name="P10">FIRST($\phi_2$) = \{Predicate, (, $\lnot, \forall, \exists$, Var\}\\</text:p>
      <text:p text:style-name="P10">FIRST($\phi_2'$) = \{$\land, \lor, \epsilon$\}\\</text:p>
      <text:p text:style-name="P10">FIRST($\phi_3$) = \{Predicate, (, $\lnot, \forall, \exists$, Var\}\\</text:p>
      <text:p text:style-name="P10">\\</text:p>
      <text:p text:style-name="P10"><text:soft-page-break/>FOLLOW($\phi_1$) = \{\$, )\}\\</text:p>
      <text:p text:style-name="P10">FOLLOW($\phi_1'$) = \{\$, )\}\\</text:p>
      <text:p text:style-name="P10">FOLLOW($\phi_2$) = \{\$, $\Rightarrow , \Leftrightarrow$, )\}\\</text:p>
      <text:p text:style-name="P10">FOLLOW($\phi_2'$) = \{\$, $\Rightarrow , \Leftrightarrow$, )\}\\</text:p>
      <text:p text:style-name="P8">FOLLOW($\phi_3$) = \{\$, $\Rightarrow , \Leftrightarrow, \land, \l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5T14:13:44</meta:creation-date>
    <dc:date>2013-04-12T02:17:24.54</dc:date>
    <meta:editing-duration>P2DT23H18M41S</meta:editing-duration>
    <meta:editing-cycles>6</meta:editing-cycles>
    <meta:generator>OpenOffice.org/3.4.1$Win32 OpenOffice.org_project/341m1$Build-9593</meta:generator>
    <meta:document-statistic meta:table-count="0" meta:image-count="0" meta:object-count="0" meta:page-count="4" meta:paragraph-count="88" meta:word-count="1220" meta:character-count="6729"/>
  </office:meta>
</office:document-meta>
</file>